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196955932203" calcext:value-type="float">
            <text:p>2.17197</text:p>
          </table:table-cell>
          <table:table-cell office:value-type="float" office:value="2.45653916384181" calcext:value-type="float">
            <text:p>2.45654</text:p>
          </table:table-cell>
          <table:table-cell office:value-type="float" office:value="3.36891389830508" calcext:value-type="float">
            <text:p>3.368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96420338983" calcext:value-type="float">
            <text:p>2.20996</text:p>
          </table:table-cell>
          <table:table-cell office:value-type="float" office:value="2.42434680225989" calcext:value-type="float">
            <text:p>2.42435</text:p>
          </table:table-cell>
          <table:table-cell office:value-type="float" office:value="3.29601871186441" calcext:value-type="float">
            <text:p>3.296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86357062147" calcext:value-type="float">
            <text:p>2.20386</text:p>
          </table:table-cell>
          <table:table-cell office:value-type="float" office:value="2.35257825988701" calcext:value-type="float">
            <text:p>2.35258</text:p>
          </table:table-cell>
          <table:table-cell office:value-type="float" office:value="3.21735538983051" calcext:value-type="float">
            <text:p>3.217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249783050847" calcext:value-type="float">
            <text:p>2.3525</text:p>
          </table:table-cell>
          <table:table-cell office:value-type="float" office:value="2.14075500564972" calcext:value-type="float">
            <text:p>2.14076</text:p>
          </table:table-cell>
          <table:table-cell office:value-type="float" office:value="2.85636555932203" calcext:value-type="float">
            <text:p>2.856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567364971751" calcext:value-type="float">
            <text:p>2.34567</text:p>
          </table:table-cell>
          <table:table-cell office:value-type="float" office:value="2.12995116384181" calcext:value-type="float">
            <text:p>2.12995</text:p>
          </table:table-cell>
          <table:table-cell office:value-type="float" office:value="2.85292637288136" calcext:value-type="float">
            <text:p>2.852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485656497175" calcext:value-type="float">
            <text:p>2.34486</text:p>
          </table:table-cell>
          <table:table-cell office:value-type="float" office:value="2.0637753220339" calcext:value-type="float">
            <text:p>2.06378</text:p>
          </table:table-cell>
          <table:table-cell office:value-type="float" office:value="2.61267688135593" calcext:value-type="float">
            <text:p>2.612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22390960452" calcext:value-type="float">
            <text:p>2.24322</text:p>
          </table:table-cell>
          <table:table-cell office:value-type="float" office:value="2.3441178079096" calcext:value-type="float">
            <text:p>2.34412</text:p>
          </table:table-cell>
          <table:table-cell office:value-type="float" office:value="3.36714169491525" calcext:value-type="float">
            <text:p>3.36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221274576271" calcext:value-type="float">
            <text:p>2.34221</text:p>
          </table:table-cell>
          <table:table-cell office:value-type="float" office:value="2.13715206779661" calcext:value-type="float">
            <text:p>2.13715</text:p>
          </table:table-cell>
          <table:table-cell office:value-type="float" office:value="2.83370684745763" calcext:value-type="float">
            <text:p>2.833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762027118644" calcext:value-type="float">
            <text:p>2.33762</text:p>
          </table:table-cell>
          <table:table-cell office:value-type="float" office:value="2.09002908474576" calcext:value-type="float">
            <text:p>2.09003</text:p>
          </table:table-cell>
          <table:table-cell office:value-type="float" office:value="2.72017383050847" calcext:value-type="float">
            <text:p>2.720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540625988701" calcext:value-type="float">
            <text:p>2.33541</text:p>
          </table:table-cell>
          <table:table-cell office:value-type="float" office:value="2.15775835028249" calcext:value-type="float">
            <text:p>2.15776</text:p>
          </table:table-cell>
          <table:table-cell office:value-type="float" office:value="2.95104162711864" calcext:value-type="float">
            <text:p>2.951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3113749152542" calcext:value-type="float">
            <text:p>2.33114</text:p>
          </table:table-cell>
          <table:table-cell office:value-type="float" office:value="2.17039376271186" calcext:value-type="float">
            <text:p>2.17039</text:p>
          </table:table-cell>
          <table:table-cell office:value-type="float" office:value="2.993424" calcext:value-type="float">
            <text:p>2.993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443346892655" calcext:value-type="float">
            <text:p>2.19443</text:p>
          </table:table-cell>
          <table:table-cell office:value-type="float" office:value="2.33035437288136" calcext:value-type="float">
            <text:p>2.33035</text:p>
          </table:table-cell>
          <table:table-cell office:value-type="float" office:value="3.04225437288136" calcext:value-type="float">
            <text:p>3.04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26639548023" calcext:value-type="float">
            <text:p>2.32027</text:p>
          </table:table-cell>
          <table:table-cell office:value-type="float" office:value="2.1133375819209" calcext:value-type="float">
            <text:p>2.11334</text:p>
          </table:table-cell>
          <table:table-cell office:value-type="float" office:value="2.86277911864407" calcext:value-type="float">
            <text:p>2.86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42623728814" calcext:value-type="float">
            <text:p>2.31743</text:p>
          </table:table-cell>
          <table:table-cell office:value-type="float" office:value="2.08224250847458" calcext:value-type="float">
            <text:p>2.08224</text:p>
          </table:table-cell>
          <table:table-cell office:value-type="float" office:value="2.62878833898305" calcext:value-type="float">
            <text:p>2.62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30253107345" calcext:value-type="float">
            <text:p>2.2113</text:p>
          </table:table-cell>
          <table:table-cell office:value-type="float" office:value="2.3130044519774" calcext:value-type="float">
            <text:p>2.313</text:p>
          </table:table-cell>
          <table:table-cell office:value-type="float" office:value="3.02440271186441" calcext:value-type="float">
            <text:p>3.0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85866666667" calcext:value-type="float">
            <text:p>2.31086</text:p>
          </table:table-cell>
          <table:table-cell office:value-type="float" office:value="2.08971923163842" calcext:value-type="float">
            <text:p>2.08972</text:p>
          </table:table-cell>
          <table:table-cell office:value-type="float" office:value="2.79777925423729" calcext:value-type="float">
            <text:p>2.797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522149152542" calcext:value-type="float">
            <text:p>2.30522</text:p>
          </table:table-cell>
          <table:table-cell office:value-type="float" office:value="2.14828239548023" calcext:value-type="float">
            <text:p>2.14828</text:p>
          </table:table-cell>
          <table:table-cell office:value-type="float" office:value="2.83075633898305" calcext:value-type="float">
            <text:p>2.830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43489265537" calcext:value-type="float">
            <text:p>2.30243</text:p>
          </table:table-cell>
          <table:table-cell office:value-type="float" office:value="2.11429557062147" calcext:value-type="float">
            <text:p>2.1143</text:p>
          </table:table-cell>
          <table:table-cell office:value-type="float" office:value="2.86807837288136" calcext:value-type="float">
            <text:p>2.868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388465536723" calcext:value-type="float">
            <text:p>2.29388</text:p>
          </table:table-cell>
          <table:table-cell office:value-type="float" office:value="2.23703651977401" calcext:value-type="float">
            <text:p>2.23704</text:p>
          </table:table-cell>
          <table:table-cell office:value-type="float" office:value="3.13740637288136" calcext:value-type="float">
            <text:p>3.137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87762711864" calcext:value-type="float">
            <text:p>2.28888</text:p>
          </table:table-cell>
          <table:table-cell office:value-type="float" office:value="2.21973254237288" calcext:value-type="float">
            <text:p>2.21973</text:p>
          </table:table-cell>
          <table:table-cell office:value-type="float" office:value="2.9075593220339" calcext:value-type="float">
            <text:p>2.907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74402259887" calcext:value-type="float">
            <text:p>2.27774</text:p>
          </table:table-cell>
          <table:table-cell office:value-type="float" office:value="2.26355859887006" calcext:value-type="float">
            <text:p>2.26356</text:p>
          </table:table-cell>
          <table:table-cell office:value-type="float" office:value="3.12529030508475" calcext:value-type="float">
            <text:p>3.12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54128813559" calcext:value-type="float">
            <text:p>2.27654</text:p>
          </table:table-cell>
          <table:table-cell office:value-type="float" office:value="2.30117405649717" calcext:value-type="float">
            <text:p>2.30117</text:p>
          </table:table-cell>
          <table:table-cell office:value-type="float" office:value="3.33005396610169" calcext:value-type="float">
            <text:p>3.330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53039548023" calcext:value-type="float">
            <text:p>2.27353</text:p>
          </table:table-cell>
          <table:table-cell office:value-type="float" office:value="2.24094451977401" calcext:value-type="float">
            <text:p>2.24094</text:p>
          </table:table-cell>
          <table:table-cell office:value-type="float" office:value="2.96459471186441" calcext:value-type="float">
            <text:p>2.964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58099435028" calcext:value-type="float">
            <text:p>2.27258</text:p>
          </table:table-cell>
          <table:table-cell office:value-type="float" office:value="2.211608" calcext:value-type="float">
            <text:p>2.21161</text:p>
          </table:table-cell>
          <table:table-cell office:value-type="float" office:value="2.9185193220339" calcext:value-type="float">
            <text:p>2.918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2957740113" calcext:value-type="float">
            <text:p>2.2683</text:p>
          </table:table-cell>
          <table:table-cell office:value-type="float" office:value="2.21282537853107" calcext:value-type="float">
            <text:p>2.21283</text:p>
          </table:table-cell>
          <table:table-cell office:value-type="float" office:value="2.9454313220339" calcext:value-type="float">
            <text:p>2.945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67548022599" calcext:value-type="float">
            <text:p>2.26668</text:p>
          </table:table-cell>
          <table:table-cell office:value-type="float" office:value="2.21551344632768" calcext:value-type="float">
            <text:p>2.21551</text:p>
          </table:table-cell>
          <table:table-cell office:value-type="float" office:value="2.95388962711864" calcext:value-type="float">
            <text:p>2.953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74983050847" calcext:value-type="float">
            <text:p>2.26175</text:p>
          </table:table-cell>
          <table:table-cell office:value-type="float" office:value="2.18828508474576" calcext:value-type="float">
            <text:p>2.18829</text:p>
          </table:table-cell>
          <table:table-cell office:value-type="float" office:value="2.85700555932203" calcext:value-type="float">
            <text:p>2.857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29261016949" calcext:value-type="float">
            <text:p>2.24229</text:p>
          </table:table-cell>
          <table:table-cell office:value-type="float" office:value="2.26129656497175" calcext:value-type="float">
            <text:p>2.2613</text:p>
          </table:table-cell>
          <table:table-cell office:value-type="float" office:value="3.02500583050847" calcext:value-type="float">
            <text:p>3.02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6613559322" calcext:value-type="float">
            <text:p>2.25866</text:p>
          </table:table-cell>
          <table:table-cell office:value-type="float" office:value="2.27355276836158" calcext:value-type="float">
            <text:p>2.27355</text:p>
          </table:table-cell>
          <table:table-cell office:value-type="float" office:value="3.07253233898305" calcext:value-type="float">
            <text:p>3.072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8735819209" calcext:value-type="float">
            <text:p>2.25487</text:p>
          </table:table-cell>
          <table:table-cell office:value-type="float" office:value="2.25825877966102" calcext:value-type="float">
            <text:p>2.25826</text:p>
          </table:table-cell>
          <table:table-cell office:value-type="float" office:value="2.9426980338983" calcext:value-type="float">
            <text:p>2.94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07129943503" calcext:value-type="float">
            <text:p>2.25307</text:p>
          </table:table-cell>
          <table:table-cell office:value-type="float" office:value="2.24383830508475" calcext:value-type="float">
            <text:p>2.24384</text:p>
          </table:table-cell>
          <table:table-cell office:value-type="float" office:value="3.02743620338983" calcext:value-type="float">
            <text:p>3.027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680079096045" calcext:value-type="float">
            <text:p>2.1968</text:p>
          </table:table-cell>
          <table:table-cell office:value-type="float" office:value="2.25248146892655" calcext:value-type="float">
            <text:p>2.25248</text:p>
          </table:table-cell>
          <table:table-cell office:value-type="float" office:value="2.84020745762712" calcext:value-type="float">
            <text:p>2.840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81963841808" calcext:value-type="float">
            <text:p>2.25182</text:p>
          </table:table-cell>
          <table:table-cell office:value-type="float" office:value="2.25943387570621" calcext:value-type="float">
            <text:p>2.25943</text:p>
          </table:table-cell>
          <table:table-cell office:value-type="float" office:value="3.0801293559322" calcext:value-type="float">
            <text:p>3.080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24628248588" calcext:value-type="float">
            <text:p>2.25025</text:p>
          </table:table-cell>
          <table:table-cell office:value-type="float" office:value="2.23274729943503" calcext:value-type="float">
            <text:p>2.23275</text:p>
          </table:table-cell>
          <table:table-cell office:value-type="float" office:value="2.95936298305085" calcext:value-type="float">
            <text:p>2.959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61242937853" calcext:value-type="float">
            <text:p>2.24661</text:p>
          </table:table-cell>
          <table:table-cell office:value-type="float" office:value="2.2430386440678" calcext:value-type="float">
            <text:p>2.24304</text:p>
          </table:table-cell>
          <table:table-cell office:value-type="float" office:value="2.94131661016949" calcext:value-type="float">
            <text:p>2.941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91527683616" calcext:value-type="float">
            <text:p>2.24592</text:p>
          </table:table-cell>
          <table:table-cell office:value-type="float" office:value="2.32790386440678" calcext:value-type="float">
            <text:p>2.3279</text:p>
          </table:table-cell>
          <table:table-cell office:value-type="float" office:value="3.30082440677966" calcext:value-type="float">
            <text:p>3.300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71491525424" calcext:value-type="float">
            <text:p>2.24371</text:p>
          </table:table-cell>
          <table:table-cell office:value-type="float" office:value="2.30203242937853" calcext:value-type="float">
            <text:p>2.30203</text:p>
          </table:table-cell>
          <table:table-cell office:value-type="float" office:value="3.06374996610169" calcext:value-type="float">
            <text:p>3.063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65545762712" calcext:value-type="float">
            <text:p>2.24266</text:p>
          </table:table-cell>
          <table:table-cell office:value-type="float" office:value="2.32099251977401" calcext:value-type="float">
            <text:p>2.32099</text:p>
          </table:table-cell>
          <table:table-cell office:value-type="float" office:value="3.1604653559322" calcext:value-type="float">
            <text:p>3.160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82779661017" calcext:value-type="float">
            <text:p>2.25583</text:p>
          </table:table-cell>
          <table:table-cell office:value-type="float" office:value="2.23886124293785" calcext:value-type="float">
            <text:p>2.23886</text:p>
          </table:table-cell>
          <table:table-cell office:value-type="float" office:value="3.08930142372881" calcext:value-type="float">
            <text:p>3.08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607970621469" calcext:value-type="float">
            <text:p>2.23608</text:p>
          </table:table-cell>
          <table:table-cell office:value-type="float" office:value="2.2963458079096" calcext:value-type="float">
            <text:p>2.29635</text:p>
          </table:table-cell>
          <table:table-cell office:value-type="float" office:value="3.27069749152542" calcext:value-type="float">
            <text:p>3.27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047882485876" calcext:value-type="float">
            <text:p>2.23048</text:p>
          </table:table-cell>
          <table:table-cell office:value-type="float" office:value="2.2339164519774" calcext:value-type="float">
            <text:p>2.23392</text:p>
          </table:table-cell>
          <table:table-cell office:value-type="float" office:value="2.98763823728814" calcext:value-type="float">
            <text:p>2.987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98919774011" calcext:value-type="float">
            <text:p>2.29399</text:p>
          </table:table-cell>
          <table:table-cell office:value-type="float" office:value="2.23235699435028" calcext:value-type="float">
            <text:p>2.23236</text:p>
          </table:table-cell>
          <table:table-cell office:value-type="float" office:value="3.01812962711864" calcext:value-type="float">
            <text:p>3.018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27023728814" calcext:value-type="float">
            <text:p>2.22627</text:p>
          </table:table-cell>
          <table:table-cell office:value-type="float" office:value="2.32705170621469" calcext:value-type="float">
            <text:p>2.32705</text:p>
          </table:table-cell>
          <table:table-cell office:value-type="float" office:value="3.17821559322034" calcext:value-type="float">
            <text:p>3.178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52259887006" calcext:value-type="float">
            <text:p>2.22452</text:p>
          </table:table-cell>
          <table:table-cell office:value-type="float" office:value="2.28426124293785" calcext:value-type="float">
            <text:p>2.28426</text:p>
          </table:table-cell>
          <table:table-cell office:value-type="float" office:value="3.05755742372881" calcext:value-type="float">
            <text:p>3.057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75957062147" calcext:value-type="float">
            <text:p>2.22376</text:p>
          </table:table-cell>
          <table:table-cell office:value-type="float" office:value="2.22526928813559" calcext:value-type="float">
            <text:p>2.22527</text:p>
          </table:table-cell>
          <table:table-cell office:value-type="float" office:value="2.87500691525424" calcext:value-type="float">
            <text:p>2.87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4984180791" calcext:value-type="float">
            <text:p>2.2215</text:p>
          </table:table-cell>
          <table:table-cell office:value-type="float" office:value="2.4010018079096" calcext:value-type="float">
            <text:p>2.401</text:p>
          </table:table-cell>
          <table:table-cell office:value-type="float" office:value="3.28863728813559" calcext:value-type="float">
            <text:p>3.288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148872316384" calcext:value-type="float">
            <text:p>2.22149</text:p>
          </table:table-cell>
          <table:table-cell office:value-type="float" office:value="2.36230759322034" calcext:value-type="float">
            <text:p>2.36231</text:p>
          </table:table-cell>
          <table:table-cell office:value-type="float" office:value="3.06167972881356" calcext:value-type="float">
            <text:p>3.061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103480225989" calcext:value-type="float">
            <text:p>2.21103</text:p>
          </table:table-cell>
          <table:table-cell office:value-type="float" office:value="2.29759333333333" calcext:value-type="float">
            <text:p>2.29759</text:p>
          </table:table-cell>
          <table:table-cell office:value-type="float" office:value="2.94314359322034" calcext:value-type="float">
            <text:p>2.943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88255367232" calcext:value-type="float">
            <text:p>2.20888</text:p>
          </table:table-cell>
          <table:table-cell office:value-type="float" office:value="2.47884605649718" calcext:value-type="float">
            <text:p>2.47885</text:p>
          </table:table-cell>
          <table:table-cell office:value-type="float" office:value="3.57357559322034" calcext:value-type="float">
            <text:p>3.573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73340112994" calcext:value-type="float">
            <text:p>2.27273</text:p>
          </table:table-cell>
          <table:table-cell office:value-type="float" office:value="2.20427520903955" calcext:value-type="float">
            <text:p>2.20428</text:p>
          </table:table-cell>
          <table:table-cell office:value-type="float" office:value="2.89320162711864" calcext:value-type="float">
            <text:p>2.89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60015819209" calcext:value-type="float">
            <text:p>2.2026</text:p>
          </table:table-cell>
          <table:table-cell office:value-type="float" office:value="2.3466253559322" calcext:value-type="float">
            <text:p>2.34663</text:p>
          </table:table-cell>
          <table:table-cell office:value-type="float" office:value="3.18148338983051" calcext:value-type="float">
            <text:p>3.181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94788700565" calcext:value-type="float">
            <text:p>2.19995</text:p>
          </table:table-cell>
          <table:table-cell office:value-type="float" office:value="2.36172992090395" calcext:value-type="float">
            <text:p>2.36173</text:p>
          </table:table-cell>
          <table:table-cell office:value-type="float" office:value="3.25354874576271" calcext:value-type="float">
            <text:p>3.253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67572881356" calcext:value-type="float">
            <text:p>2.19768</text:p>
          </table:table-cell>
          <table:table-cell office:value-type="float" office:value="2.3720110960452" calcext:value-type="float">
            <text:p>2.37201</text:p>
          </table:table-cell>
          <table:table-cell office:value-type="float" office:value="3.09829233898305" calcext:value-type="float">
            <text:p>3.09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538447457627" calcext:value-type="float">
            <text:p>2.19538</text:p>
          </table:table-cell>
          <table:table-cell office:value-type="float" office:value="2.28914390960452" calcext:value-type="float">
            <text:p>2.28914</text:p>
          </table:table-cell>
          <table:table-cell office:value-type="float" office:value="3.00448894915254" calcext:value-type="float">
            <text:p>3.004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35597740113" calcext:value-type="float">
            <text:p>2.19536</text:p>
          </table:table-cell>
          <table:table-cell office:value-type="float" office:value="2.36949055367232" calcext:value-type="float">
            <text:p>2.36949</text:p>
          </table:table-cell>
          <table:table-cell office:value-type="float" office:value="3.23241789830508" calcext:value-type="float">
            <text:p>3.232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97168361582" calcext:value-type="float">
            <text:p>2.19497</text:p>
          </table:table-cell>
          <table:table-cell office:value-type="float" office:value="2.35765642937853" calcext:value-type="float">
            <text:p>2.35766</text:p>
          </table:table-cell>
          <table:table-cell office:value-type="float" office:value="3.16009844067797" calcext:value-type="float">
            <text:p>3.16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35107344633" calcext:value-type="float">
            <text:p>2.19135</text:p>
          </table:table-cell>
          <table:table-cell office:value-type="float" office:value="2.38779536723164" calcext:value-type="float">
            <text:p>2.3878</text:p>
          </table:table-cell>
          <table:table-cell office:value-type="float" office:value="3.29263322033898" calcext:value-type="float">
            <text:p>3.292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240605649718" calcext:value-type="float">
            <text:p>2.18241</text:p>
          </table:table-cell>
          <table:table-cell office:value-type="float" office:value="2.29674967231638" calcext:value-type="float">
            <text:p>2.29675</text:p>
          </table:table-cell>
          <table:table-cell office:value-type="float" office:value="2.9603593220339" calcext:value-type="float">
            <text:p>2.960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2325351412429" calcext:value-type="float">
            <text:p>2.32325</text:p>
          </table:table-cell>
          <table:table-cell office:value-type="float" office:value="2.17329306214689" calcext:value-type="float">
            <text:p>2.17329</text:p>
          </table:table-cell>
          <table:table-cell office:value-type="float" office:value="2.98300230508475" calcext:value-type="float">
            <text:p>2.9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733898305085" calcext:value-type="float">
            <text:p>2.32734</text:p>
          </table:table-cell>
          <table:table-cell office:value-type="float" office:value="2.12229514124294" calcext:value-type="float">
            <text:p>2.1223</text:p>
          </table:table-cell>
          <table:table-cell office:value-type="float" office:value="2.8577046779661" calcext:value-type="float">
            <text:p>2.85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5" calcext:value-type="float">
            <text:p>5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6:10.611901817</dc:date>
    <meta:document-statistic meta:table-count="1" meta:cell-count="4639" meta:object-count="0"/>
    <meta:generator>LibreOffice/4.2.8.2$Linux_X86_64 LibreOffice_project/420m0$Build-2</meta:generator>
  </office:meta>
</office:document-meta>
</file>